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1000000C298C84C2980074C32.png" manifest:media-type="image/png"/>
  <manifest:file-entry manifest:full-path="Pictures/1000000100000185000000FC37B3EAFE148F0621.png" manifest:media-type="image/png"/>
  <manifest:file-entry manifest:full-path="Pictures/1000000100000149000000FDA60627AAEA68F5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04cm" svg:height="6.693cm" svg:x="1.546cm" svg:y="7.057cm">
          <draw:image xlink:href="Pictures/1000000100000149000000FDA60627AAEA68F56E.png" xlink:type="simple" xlink:show="embed" xlink:actuate="onLoad" draw:mime-type="image/png">
            <text:p/>
          </draw:image>
        </draw:frame>
        <draw:frame draw:style-name="gr1" draw:text-style-name="P1" draw:layer="layout" svg:width="10.291cm" svg:height="6.667cm" svg:x="10.709cm" svg:y="7.083cm">
          <draw:image xlink:href="Pictures/1000000100000185000000FC37B3EAFE148F0621.png" xlink:type="simple" xlink:show="embed" xlink:actuate="onLoad" draw:mime-type="image/png">
            <text:p/>
          </draw:image>
        </draw:frame>
        <draw:frame draw:style-name="gr1" draw:text-style-name="P1" draw:layer="layout" svg:width="1.487cm" svg:height="0.855cm" draw:transform="rotate (-0.828682328846908) translate (5.995cm 8.576cm)">
          <draw:image xlink:href="Pictures/1000000100000151000000C298C84C2980074C32.png" xlink:type="simple" xlink:show="embed" xlink:actuate="onLoad" draw:mime-type="image/png">
            <text:p/>
          </draw:image>
        </draw:frame>
        <draw:frame draw:style-name="gr1" draw:text-style-name="P1" draw:layer="layout" svg:width="1.487cm" svg:height="0.855cm" draw:transform="rotate (-0.476649418719652) translate (14.392cm 8.308cm)">
          <draw:image xlink:href="Pictures/1000000100000151000000C298C84C2980074C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2T10:22:59.349627510</meta:creation-date>
    <dc:date>2023-08-02T11:28:23.440718664</dc:date>
    <meta:editing-duration>PT27M24S</meta:editing-duration>
    <meta:editing-cycles>2</meta:editing-cycles>
    <meta:generator>LibreOffice/7.3.7.2$Linux_X86_64 LibreOffice_project/30$Build-2</meta:generator>
    <meta:document-statistic meta:object-count="4"/>
  </office:meta>
</office:document-meta>
</file>